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09f5" officeooo:paragraph-rsid="002109f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0676" officeooo:paragraph-rsid="0023067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5d09b" officeooo:paragraph-rsid="0025d09b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solid" style:text-underline-width="auto" style:text-underline-color="font-color" officeooo:rsid="001dfafb" officeooo:paragraph-rsid="001dfafb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1dfafb" officeooo:paragraph-rsid="001dfafb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1fd915" officeooo:paragraph-rsid="001fd915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dfafb" officeooo:paragraph-rsid="001dfafb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rsid="001fd915" officeooo:paragraph-rsid="001fd91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officeooo:rsid="001dfafb" officeooo:paragraph-rsid="001dfafb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dfafb" officeooo:paragraph-rsid="001dfafb" style:font-size-asian="12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style:text-underline-style="none" officeooo:rsid="001dfafb" officeooo:paragraph-rsid="001dfafb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1fd915" officeooo:paragraph-rsid="001fd915" style:font-size-asian="12pt" style:font-style-asian="normal" style:font-size-complex="12pt" style:font-style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normal" style:text-underline-style="none" officeooo:rsid="001fd915" officeooo:paragraph-rsid="001fd915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109f5" officeooo:paragraph-rsid="002109f5" style:font-size-asian="12pt" style:font-style-asian="normal" style:font-size-complex="12pt" style:font-style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fo:font-style="normal" style:text-underline-style="none" officeooo:rsid="002109f5" officeooo:paragraph-rsid="002109f5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5d09b" officeooo:paragraph-rsid="0025d09b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17f17" officeooo:paragraph-rsid="00217f17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30676" officeooo:paragraph-rsid="00217f17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30676" officeooo:paragraph-rsid="00230676" style:font-size-asian="12pt" style:font-style-asian="normal" style:font-size-complex="12pt" style:font-style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Liberation Serif" fo:font-size="12pt" fo:font-style="normal" style:text-underline-style="none" officeooo:rsid="00230676" officeooo:paragraph-rsid="00230676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9a724" officeooo:paragraph-rsid="0029a724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9d110" officeooo:paragraph-rsid="0029a724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9d110" officeooo:paragraph-rsid="0029d110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2a2d36" officeooo:paragraph-rsid="002a2d36" style:font-size-asian="12pt" style:font-style-asian="normal" style:font-size-complex="12pt" style:font-style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normal" style:text-underline-style="none" officeooo:rsid="002a2d36" officeooo:paragraph-rsid="002a2d36" style:font-size-asian="12pt" style:font-style-asian="normal" style:font-size-complex="12pt" style:font-style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1dfafb" officeooo:paragraph-rsid="001dfafb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2109f5" officeooo:paragraph-rsid="002109f5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217f17" officeooo:paragraph-rsid="00217f17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29a724" officeooo:paragraph-rsid="0029a724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officeooo:rsid="002a2d36" officeooo:paragraph-rsid="002a2d36" style:font-size-asian="12pt" style:font-style-asian="normal" style:font-size-complex="12pt" style:font-style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30676" officeooo:paragraph-rsid="0023067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d915"/>
    </style:style>
    <style:style style:name="T3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normal" style:text-underline-style="none" officeooo:rsid="002109f5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style:text-underline-style="none" officeooo:rsid="00242ef1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25d09b" style:font-size-asian="12pt" style:font-style-asian="normal" style:font-size-complex="12pt" style:font-style-complex="normal"/>
    </style:style>
    <style:style style:name="T9" style:family="text">
      <style:text-properties officeooo:rsid="002b73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areil foliaire</text:p>
      <text:p text:style-name="P5">1. Morphologie foliaire</text:p>
      <text:p text:style-name="P7"/>
      <text:list xml:id="list8110509753068694838" text:style-name="L1">
        <text:list-item>
          <text:p text:style-name="P9">végétaux caducifolié = feuilles caduques</text:p>
        </text:list-item>
        <text:list-item>
          <text:p text:style-name="P9">végétaux marscecent (charme, chêne) qui perdent leurs feuilles lorsque de nouvelles poussent au Printemps suivant.</text:p>
        </text:list-item>
        <text:list-item>
          <text:p text:style-name="P9">végétaux sempervivants (laurier, conifère) qui ne perdent jamais leur feuilles</text:p>
        </text:list-item>
      </text:list>
      <text:p text:style-name="P5"/>
      <text:p text:style-name="P5">1.1 Formes de base et nervation</text:p>
      <text:p text:style-name="P5"/>
      <text:p text:style-name="P5">1.1.1 Dictylédones à feuilles simples</text:p>
      <text:p text:style-name="P7"/>
      <text:p text:style-name="P7">Exemple du pommier :</text:p>
      <text:p text:style-name="P7"/>
      <text:p text:style-name="P7">limbe traversé par des nervures : une nervure principale au centre avec des nervures secondaires qui ramifient la nervure principale.</text:p>
      <text:p text:style-name="P7"/>
      <text:p text:style-name="P7">La nervure principale se trouve dans le prolongement du pétiole (ce qui rattache la feuille à la tige)</text:p>
      <text:p text:style-name="P7">Là où le pétiole touche la tige =&gt; on appelle cette zone la gaine et il y a deux petites lames que l'on appelle des stipules.</text:p>
      <text:p text:style-name="P7"/>
      <text:p text:style-name="P7">Il arrive que les feuilles ne possèdent pas de limbe : on emploie le terme de feuilles sessile.</text:p>
      <text:p text:style-name="P7"/>
      <text:p text:style-name="P7">Sur la face supérieur (exposée au rayon lumineux)(face ventrale) et la face inférieure (face dorsale)</text:p>
      <text:p text:style-name="P7"/>
      <text:p text:style-name="P5"><text:span text:style-name="T1">Les feuilles vont se définir en fonction de </text:span>leur nervation<text:span text:style-name="T1"> :</text:span></text:p>
      <text:list xml:id="list4954893928912621761" text:style-name="L2">
        <text:list-item>
          <text:p text:style-name="P11">pennée (en forme de peigne)</text:p>
        </text:list-item>
        <text:list-item>
          <text:p text:style-name="P11">palmée (en forme de palmes) : les nervures partent toutes du même point</text:p>
          <text:list>
            <text:list-item>
              <text:p text:style-name="P11">Les nervures peltées (capucine, lierre) ont des nervures qui partent du même point mais qui se ramifient aux abords du limbe</text:p>
            </text:list-item>
          </text:list>
        </text:list-item>
        <text:list-item>
          <text:p text:style-name="P26"><text:span text:style-name="T1">pedalée : les nervures partent d'un même point mais se diversifient dans la feuille, </text:span><text:span text:style-name="T2">il ya des ramifications sur toute la feuille</text:span></text:p>
        </text:list-item>
        <text:list-item>
          <text:p text:style-name="P26"><text:span text:style-name="T1">parralèle : </text:span><text:span text:style-name="T2">rare chez les dicot., toutes les nervures sont parralèle dans la feuille</text:span></text:p>
        </text:list-item>
      </text:list>
      <text:p text:style-name="P7"/>
      <text:p text:style-name="P6"><text:span text:style-name="T1">Le limbe peut être </text:span>plus ou moins découpé<text:span text:style-name="T1"> selon les espèces </text:span></text:p>
      <text:p text:style-name="P12"/>
      <text:list xml:id="list929055032412033999" text:style-name="L3">
        <text:list-item>
          <text:p text:style-name="P13">bord lisse</text:p>
        </text:list-item>
        <text:list-item>
          <text:p text:style-name="P13">bord dentée </text:p>
        </text:list-item>
      </text:list>
      <text:p text:style-name="P12"/>
      <text:p text:style-name="P12">Une feuille entière s'oppose à la feuille lobée =&gt; le limbe est plus ou moins rétrécit près des nervures,</text:p>
      <text:p text:style-name="P12">le rétrécissement est appelé un sinus.</text:p>
      <text:p text:style-name="P12"/>
      <text:p text:style-name="P8"><text:span text:style-name="T3">Lorsque le limbe est très découpé près des nervures, on dit qu'il est </text:span><text:span text:style-name="T6">sequé </text:span><text:span text:style-name="T3">: </text:span><text:span text:style-name="T4">lobe plus profond avec des sinus plus porfonds.</text:span></text:p>
      <text:p text:style-name="P12"/>
      <text:p text:style-name="P14">Exemple de la feuille du chêne : </text:p>
      <text:p text:style-name="P14">La feuille à une nervation pennée avec un limbe lobée =&gt; feuille pennatilobée</text:p>
      <text:p text:style-name="P14"/>
      <text:p text:style-name="P14">On associe les forme de nervation et la forme du bords du limbe.</text:p>
      <text:p text:style-name="P14"><text:soft-page-break/></text:p>
      <text:p text:style-name="P1"><text:span text:style-name="T7">1.1.2 Dicotylédone à feuilles comp</text:span><text:span text:style-name="T8">o</text:span><text:span text:style-name="T7">sées</text:span></text:p>
      <text:p text:style-name="P14"/>
      <text:p text:style-name="P3"><text:span text:style-name="T3">feuille composée : follioles tous </text:span><text:span text:style-name="T7">identiques</text:span><text:span text:style-name="T3"> où ils sont accrochés sur un axe : le rachis</text:span></text:p>
      <text:p text:style-name="P16"/>
      <text:p text:style-name="P1"><text:span text:style-name="T3">Le limbe est divisé en unitées indépendantes = </text:span><text:span text:style-name="T7">folioles</text:span><text:span text:style-name="T3"> et sont attachés par paires le long du </text:span><text:span text:style-name="T7">rachis</text:span><text:span text:style-name="T3"> qui se trouve dans le prolongement du </text:span><text:span text:style-name="T7">pétiole</text:span><text:span text:style-name="T3">, à la base du rachis, on va trouver des stipules.</text:span></text:p>
      <text:p text:style-name="P14"/>
      <text:p text:style-name="P14">Lorsque l'on a un nb de folioles impaires : On a une feuille imparipénné</text:p>
      <text:p text:style-name="P14">Si le nb de foliole est pair (plus rare) : feuille paripénnée</text:p>
      <text:p text:style-name="P14"/>
      <text:p text:style-name="P14">On associe le nb de foliole (pair ou impair) avec la nervation des folioles (si il y a un rachis suffisant)</text:p>
      <text:p text:style-name="P14"/>
      <text:p text:style-name="P14">On peut avoir une feuille :</text:p>
      <text:list xml:id="list319000292447629929" text:style-name="L4">
        <text:list-item>
          <text:p text:style-name="P15">palmé : chaque filiole part d'un seul point</text:p>
        </text:list-item>
        <text:list-item>
          <text:p text:style-name="P15">lorsqu'il n'y a que trois folioles : feuille trifoliolée</text:p>
        </text:list-item>
      </text:list>
      <text:p text:style-name="P27"/>
      <text:p text:style-name="P27">1.1.3 Feuilles monocotylédones</text:p>
      <text:p text:style-name="P14"/>
      <text:p text:style-name="P14">Maïs, muguet, tulipe</text:p>
      <text:p text:style-name="P14"/>
      <text:p text:style-name="P14">On a un limbe lisse et entier avec des nervures parralèles</text:p>
      <text:p text:style-name="P14">La particularité de ces feuilles monocot., feuille simple, entière, il y a une gaine qui entoure la tige (pas de stipule ni de pétiole) : c'est une feuille séssile, on va avoir une feuille engainante. </text:p>
      <text:p text:style-name="P14"/>
      <text:p text:style-name="P17">Une atre particularité : présence d'une ligule (ou languette)</text:p>
      <text:p text:style-name="P14"/>
      <text:p text:style-name="P17">L'iris et l'oignon : les feuilles sont imbriqués les unes dans les autres.</text:p>
      <text:p text:style-name="P17"/>
      <text:p text:style-name="P28">1.2 Formes particulières</text:p>
      <text:p text:style-name="P28"/>
      <text:p text:style-name="P17">Il existe des plantes sans feuilles, on dit que la plante est aphylle : la plupart des cactés : les feuilles deviennent des épines.</text:p>
      <text:p text:style-name="P18"/>
      <text:p text:style-name="P19">On a différentes formes de pétioles :</text:p>
      <text:list xml:id="list9100195371304740621" text:style-name="L5">
        <text:list-item>
          <text:p text:style-name="P20">on emploie le terme de séssile : la feuille va entourer (embrasser) (seulemet d'un coté) feuille à oreillettes.</text:p>
        </text:list-item>
        <text:list-item>
          <text:p text:style-name="P20">Lorsque la feuille entoure complètement la tige : feuille amplexicaule</text:p>
        </text:list-item>
        <text:list-item>
          <text:p text:style-name="P20">Lorsqu'il a deux feuilles opposées sur le même pétiole : feuille connée</text:p>
        </text:list-item>
      </text:list>
      <text:p text:style-name="P19"/>
      <text:p text:style-name="P19">Pour la plupart des feuilles, il n'y a pas de stipule mais lorsqu'ils sont présents : c'est un caractère important.</text:p>
      <text:p text:style-name="P19"/>
      <text:p text:style-name="P19">Lorsque le stipule est présent (à la base de la feuille), il peut se manifester de différentes manières :</text:p>
      <text:list xml:id="list8137228549332073768" text:style-name="L6">
        <text:list-item>
          <text:p text:style-name="P31"><text:span text:style-name="T3">sorte de feuille </text:span><text:span text:style-name="T5">plus ou moins grandes, ne servent pas à la photosynthèse (en général)</text:span></text:p>
        </text:list-item>
        <text:list-item>
          <text:p text:style-name="P31"><text:span text:style-name="T3">sorte d'épine </text:span><text:span text:style-name="T5">(accacia)</text:span></text:p>
        </text:list-item>
      </text:list>
      <text:p text:style-name="P2"/>
      <text:p text:style-name="P21">Chez les plantes carnivores, le piège carnivore sont des feuilles particulières. Les feuilles peuvent aussi <text:soft-page-break/>être des endroits de réserve ou devenir des bulbes, les feuilles servent de protection =&gt; adaptation au mileu de vie (vrille) et aider la plante à se défendre (épines)</text:p>
      <text:p text:style-name="P21"/>
      <text:p text:style-name="P29">1.3 Polymorphisme foliaire</text:p>
      <text:p text:style-name="P29"/>
      <text:p text:style-name="P29">1.3.1 Hétéroblastie</text:p>
      <text:p text:style-name="P21"/>
      <text:p text:style-name="P21">Exemple du frêne :</text:p>
      <text:p text:style-name="P21"/>
      <text:p text:style-name="P21">les premières feuilles après la germination : feuilles primordiales, sont généralement simple et puis au fur et à mesure du dvpt de la plante, elles vont se complexifier et acquérir d'autres folioles. Les feuilles qui arrivent au stade final : va définir l'espèce de la plante (il faut attendre le dvpt complet de la plante).</text:p>
      <text:p text:style-name="P21">Une fois que la feuille a atteint le stade final folliaire =&gt; l'arbre ne formera qu'un seul type de feuille.</text:p>
      <text:p text:style-name="P21"/>
      <text:p text:style-name="P21">L'hétéroblastie est les différentes phases de dvpt des feuilles ( feuille simple au départ à une feuille composée au final)</text:p>
      <text:p text:style-name="P19"/>
      <text:p text:style-name="P29">1.3.2 Hétérophyllie</text:p>
      <text:p text:style-name="P29"/>
      <text:p text:style-name="P21">Il s'agit d'une observation de différents types de feuilles sur un individus au même moment =&gt; adaptation à un mode de vie ou au moment de formation des feuilles par rapport à la formation des fleurs.</text:p>
      <text:p text:style-name="P22"/>
      <text:p text:style-name="P30">2. Phyllotaxie</text:p>
      <text:p text:style-name="P24"/>
      <text:p text:style-name="P24">arrangement des feuilles les unes par rapport a<text:span text:style-name="T9">u</text:span>x autres sur la tige (=ramifiaction), cette ramification va caractériser les feuilles de la plante adulte, les feuilles de la plantule vont souvent avoir une phyllotaxie différentes : il faut observer un sujet adulte.</text:p>
      <text:p text:style-name="P24"/>
      <text:p text:style-name="P24">Les feuilles peuvent avoir différents types de disposition : </text:p>
      <text:list xml:id="list1154826771959373163" text:style-name="L7">
        <text:list-item>
          <text:p text:style-name="P25">opposée : le long de la tige, au niveau des nœuds, il y a deux feuilles qui se font face</text:p>
          <text:list>
            <text:list-item>
              <text:p text:style-name="P25">feuille décussée : entre chacun des nœuds, il va y avoir une rotation de 90°</text:p>
            </text:list-item>
          </text:list>
        </text:list-item>
        <text:list-item>
          <text:p text:style-name="P25">alterne : entre chaque nœud, la feuille va s'insérer d'un coté ou de l'autre</text:p>
        </text:list-item>
        <text:list-item>
          <text:p text:style-name="P25">verticillée : sur un même nœud, il va y avoir 3-4-5 feuilles</text:p>
        </text:list-item>
      </text:list>
      <text:p text:style-name="P23"/>
      <text:p text:style-name="P2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00:38.447703853</meta:creation-date>
    <dc:date>2016-12-05T19:19:33.396000000</dc:date>
    <meta:editing-duration>PT52M39S</meta:editing-duration>
    <meta:editing-cycles>11</meta:editing-cycles>
    <meta:generator>LibreOffice/5.1.5.2$Windows_x86 LibreOffice_project/7a864d8825610a8c07cfc3bc01dd4fce6a9447e5</meta:generator>
    <meta:document-statistic meta:table-count="0" meta:image-count="0" meta:object-count="0" meta:page-count="3" meta:paragraph-count="69" meta:word-count="981" meta:character-count="5616" meta:non-whitespace-character-count="4720"/>
  </office:meta>
</office:document-meta>
</file>